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8.0625in" fo:margin-left="-0.4438in" style:page-numb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8438in"/>
    </style:style>
    <style:style style:name="Table1.E" style:family="table-column">
      <style:table-column-properties style:column-width="1.5833in"/>
    </style:style>
    <style:style style:name="Table1.F" style:family="table-column">
      <style:table-column-properties style:column-width="1.3854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5583in"/>
    </style:style>
    <style:style style:name="Table1.3" style:family="table-row">
      <style:table-row-properties style:min-row-height="0.625in"/>
    </style:style>
    <style:style style:name="Table1.4" style:family="table-row">
      <style:table-row-properties style:min-row-height="0.9333in"/>
    </style:style>
    <style:style style:name="Table1.5" style:family="table-row">
      <style:table-row-properties style:min-row-height="0.8958in"/>
    </style:style>
    <style:style style:name="Table1.6" style:family="table-row">
      <style:table-row-properties style:min-row-height="0.5417in"/>
    </style:style>
    <style:style style:name="Table1.7" style:family="table-row">
      <style:table-row-properties style:min-row-height="0.5292in"/>
    </style:style>
    <style:style style:name="Table1.8" style:family="table-row">
      <style:table-row-properties style:min-row-height="0.3542in"/>
    </style:style>
    <style:style style:name="Table1.12" style:family="table-row">
      <style:table-row-properties style:min-row-height="1in"/>
    </style:style>
    <style:style style:name="P1" style:family="paragraph" style:parent-style-name="Table_20_Contents">
      <style:text-properties officeooo:rsid="000be499" officeooo:paragraph-rsid="000be499"/>
    </style:style>
    <style:style style:name="P2" style:family="paragraph" style:parent-style-name="Table_20_Contents">
      <style:text-properties officeooo:rsid="000be499" officeooo:paragraph-rsid="000cae7b"/>
    </style:style>
    <style:style style:name="P3" style:family="paragraph" style:parent-style-name="Table_20_Contents">
      <style:text-properties officeooo:rsid="000cae7b" officeooo:paragraph-rsid="000cae7b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officeooo:rsid="000dd1d7" officeooo:paragraph-rsid="000dd1d7"/>
    </style:style>
    <style:style style:name="P6" style:family="paragraph" style:parent-style-name="Table_20_Contents">
      <style:text-properties officeooo:rsid="000f33a8" officeooo:paragraph-rsid="000f33a8"/>
    </style:style>
    <style:style style:name="P7" style:family="paragraph" style:parent-style-name="Table_20_Contents">
      <style:text-properties officeooo:rsid="000f3ca5" officeooo:paragraph-rsid="000f3ca5"/>
    </style:style>
    <style:style style:name="P8" style:family="paragraph" style:parent-style-name="Table_20_Contents">
      <style:text-properties officeooo:rsid="0010a0d3" officeooo:paragraph-rsid="0010a0d3"/>
    </style:style>
    <style:style style:name="P9" style:family="paragraph" style:parent-style-name="Table_20_Contents">
      <style:text-properties officeooo:rsid="00111a2b" officeooo:paragraph-rsid="00111a2b"/>
    </style:style>
    <style:style style:name="P10" style:family="paragraph" style:parent-style-name="Table_20_Contents">
      <style:text-properties officeooo:rsid="0012bcf9" officeooo:paragraph-rsid="0012bcf9"/>
    </style:style>
    <style:style style:name="P11" style:family="paragraph" style:parent-style-name="Table_20_Contents">
      <style:text-properties officeooo:rsid="0012bcf9" officeooo:paragraph-rsid="00199e0b"/>
    </style:style>
    <style:style style:name="P12" style:family="paragraph" style:parent-style-name="Table_20_Contents">
      <style:text-properties officeooo:rsid="00150d19" officeooo:paragraph-rsid="00150d19"/>
    </style:style>
    <style:style style:name="P13" style:family="paragraph" style:parent-style-name="Table_20_Contents">
      <style:text-properties officeooo:rsid="0015c58d" officeooo:paragraph-rsid="0015c58d"/>
    </style:style>
    <style:style style:name="P14" style:family="paragraph" style:parent-style-name="Table_20_Contents">
      <style:text-properties officeooo:rsid="00172713" officeooo:paragraph-rsid="00172713"/>
    </style:style>
    <style:style style:name="P15" style:family="paragraph" style:parent-style-name="Table_20_Contents">
      <style:text-properties officeooo:rsid="00199e0b" officeooo:paragraph-rsid="00199e0b"/>
    </style:style>
    <style:style style:name="P16" style:family="paragraph" style:parent-style-name="Table_20_Contents">
      <style:text-properties officeooo:rsid="0019f19d" officeooo:paragraph-rsid="0019f19d"/>
    </style:style>
    <style:style style:name="P17" style:family="paragraph" style:parent-style-name="Table_20_Contents">
      <style:text-properties officeooo:rsid="001b8880" officeooo:paragraph-rsid="001b8880"/>
    </style:style>
    <style:style style:name="P18" style:family="paragraph" style:parent-style-name="Table_20_Contents">
      <loext:graphic-properties draw:fill="none"/>
      <style:paragraph-properties fo:margin-left="-0.1866in" fo:margin-right="0in" fo:text-indent="0in" style:auto-text-indent="false" fo:background-color="transparent" text:number-lines="false" text:line-number="0"/>
      <style:text-properties fo:font-style="italic" style:font-style-asian="italic" style:font-style-complex="italic"/>
    </style:style>
    <style:style style:name="P19" style:family="paragraph" style:parent-style-name="Table_20_Contents">
      <loext:graphic-properties draw:fill="none"/>
      <style:paragraph-properties fo:margin-left="-0.1866in" fo:margin-right="0in" fo:text-indent="0.1866in" style:auto-text-indent="false" fo:background-color="transparent" text:number-lines="false" text:line-number="0"/>
      <style:text-properties fo:font-style="italic" style:font-style-asian="italic" style:font-style-complex="italic"/>
    </style:style>
    <style:style style:name="P20" style:family="paragraph" style:parent-style-name="Text_20_body">
      <style:text-properties officeooo:rsid="000f3ca5" officeooo:paragraph-rsid="000f3ca5"/>
    </style:style>
    <style:style style:name="T1" style:family="text">
      <style:text-properties officeooo:rsid="000be499"/>
    </style:style>
    <style:style style:name="T2" style:family="text">
      <style:text-properties officeooo:rsid="000cae7b"/>
    </style:style>
    <style:style style:name="T3" style:family="text">
      <style:text-properties fo:font-style="normal" officeooo:rsid="000cae7b" style:font-style-asian="normal" style:font-style-complex="normal"/>
    </style:style>
    <style:style style:name="T4" style:family="text">
      <style:text-properties fo:font-style="normal" officeooo:rsid="0010a0d3" style:font-style-asian="normal" style:font-style-complex="normal"/>
    </style:style>
    <style:style style:name="T5" style:family="text">
      <style:text-properties fo:font-style="normal" officeooo:rsid="00111a2b" style:font-style-asian="normal" style:font-style-complex="normal"/>
    </style:style>
    <style:style style:name="T6" style:family="text">
      <style:text-properties officeooo:rsid="000dd1d7"/>
    </style:style>
    <style:style style:name="T7" style:family="text">
      <style:text-properties officeooo:rsid="000f3ca5"/>
    </style:style>
    <style:style style:name="T8" style:family="text">
      <style:text-properties officeooo:rsid="0010a0d3"/>
    </style:style>
    <style:style style:name="T9" style:family="text">
      <style:text-properties officeooo:rsid="00111a2b"/>
    </style:style>
    <style:style style:name="T10" style:family="text">
      <style:text-properties officeooo:rsid="0012bcf9"/>
    </style:style>
    <style:style style:name="T11" style:family="text">
      <style:text-properties officeooo:rsid="00136a0c"/>
    </style:style>
    <style:style style:name="T12" style:family="text">
      <style:text-properties officeooo:rsid="00150d19"/>
    </style:style>
    <style:style style:name="T13" style:family="text">
      <style:text-properties officeooo:rsid="0015c58d"/>
    </style:style>
    <style:style style:name="T14" style:family="text">
      <style:text-properties officeooo:rsid="00172713"/>
    </style:style>
    <style:style style:name="T15" style:family="text">
      <style:text-properties officeooo:rsid="00199e0b"/>
    </style:style>
    <style:style style:name="T16" style:family="text">
      <style:text-properties officeooo:rsid="001b8880"/>
    </style:style>
    <style:style style:name="T17" style:family="text">
      <style:text-properties officeooo:rsid="001cf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0">DB name:Stirrup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089712189152">
          <table:table-cell table:style-name="Table1.A1" office:value-type="string">
            <text:p text:style-name="P1">RestEndpoint</text:p>
          </table:table-cell>
          <table:table-cell table:style-name="Table1.A1" office:value-type="string">
            <text:p text:style-name="P1">URL</text:p>
          </table:table-cell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Request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1">Response</text:p>
          </table:table-cell>
        </table:table-row>
        <table:table-row table:style-name="Table1.2">
          <table:table-cell table:style-name="Table1.A1" office:value-type="string">
            <text:p text:style-name="Table_20_Contents">/<text:span text:style-name="T1">recipes</text:span></text:p>
          </table:table-cell>
          <table:table-cell table:style-name="Table1.A1" office:value-type="string">
            <text:p text:style-name="P1">http://localhost:7001/recipe</text:p>
          </table:table-cell>
          <table:table-cell table:style-name="Table1.A1" office:value-type="string">
            <text:p text:style-name="P1">GET</text:p>
          </table:table-cell>
          <table:table-cell table:style-name="Table1.A1" office:value-type="string">
            <text:p text:style-name="P1">{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{}</text:p>
          </table:table-cell>
        </table:table-row>
        <table:table-row table:style-name="Table1.3">
          <table:table-cell table:style-name="Table1.A1" office:value-type="string">
            <text:p text:style-name="Table_20_Contents">/<text:span text:style-name="T1">cuisines</text:span></text:p>
          </table:table-cell>
          <table:table-cell table:style-name="Table1.A1" office:value-type="string">
            <text:p text:style-name="P1">http://localhost:7001/cuisines</text:p>
          </table:table-cell>
          <table:table-cell table:style-name="Table1.A1" office:value-type="string">
            <text:p text:style-name="P1">GET</text:p>
          </table:table-cell>
          <table:table-cell table:style-name="Table1.A1" office:value-type="string">
            <text:p text:style-name="P1">{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{}</text:p>
          </table:table-cell>
        </table:table-row>
        <table:table-row table:style-name="Table1.4">
          <table:table-cell table:style-name="Table1.A1" office:value-type="string">
            <text:p text:style-name="Table_20_Contents">/<text:span text:style-name="T1">sessions</text:span></text:p>
          </table:table-cell>
          <table:table-cell table:style-name="Table1.A1" office:value-type="string">
            <text:p text:style-name="P1"><text:a xlink:type="simple" xlink:href="http://localhost:7001/sessions" text:style-name="Internet_20_link" text:visited-style-name="Visited_20_Internet_20_Link">http://localhost:7001/sessions</text:a></text:p>
          </table:table-cell>
          <table:table-cell table:style-name="Table1.A1" office:value-type="string">
            <text:p text:style-name="P3">POST</text:p>
          </table:table-cell>
          <table:table-cell table:style-name="Table1.A1" office:value-type="string">
            <text:p text:style-name="P2">{</text:p>
            <text:p text:style-name="P2">“<text:span text:style-name="T2">username”: “Alex”,</text:span></text:p>
            <text:p text:style-name="P2"><text:span text:style-name="T2">“password”:”secret key”,</text:span></text:p>
            <text:p text:style-name="P2">“<text:span text:style-name="T2">email</text:span>”:”<text:span text:style-name="T2">abcd@gmail.com</text:span>”<text:span text:style-name="T7">}</text:span></text:p>
          </table:table-cell>
          <table:table-cell table:style-name="Table1.A1" office:value-type="string">
            <text:p text:style-name="P7">This API helps customers to register to the application by providing appropriate personal information</text:p>
          </table:table-cell>
          <table:table-cell table:style-name="Table1.A1" office:value-type="string">
            <text:p text:style-name="P1">{“<text:span text:style-name="T6">message</text:span>”:<text:span text:style-name="T6">User registered with Name Alex</text:span>}</text:p>
            <text:p text:style-name="P5">{“message”:”User already registered}</text:p>
            <text:p text:style-name="P5">{“message”:”Minimum 5 character should be in password”}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P4"><text:span text:style-name="T3">/</text:span><text:span text:style-name="T4">recipe</text:span><text:span text:style-name="T5">s</text:span></text:p>
          </table:table-cell>
          <table:table-cell table:style-name="Table1.A1" office:value-type="string">
            <text:p text:style-name="P8"><text:a xlink:type="simple" xlink:href="http://localhost:7001/recipedetails" text:style-name="Internet_20_link" text:visited-style-name="Visited_20_Internet_20_Link">http://localhost:7001/recipe</text:a><text:span text:style-name="T9">s</text:span></text:p>
          </table:table-cell>
          <table:table-cell table:style-name="Table1.A1" office:value-type="string">
            <text:p text:style-name="P8">GET</text:p>
          </table:table-cell>
          <table:table-cell table:style-name="Table1.A1" office:value-type="string">
            <text:p text:style-name="P11">{[</text:p>
            <text:p text:style-name="P11"><text:span text:style-name="T15">{</text:span>“id”: “123789”,</text:p>
            <text:p text:style-name="P10">“title”:”<text:span text:style-name="T11">Rasagulla</text:span>”,</text:p>
            <text:p text:style-name="P10">“imagepath”: “image”,</text:p>
            <text:p text:style-name="P10">“cuisine”:”<text:span text:style-name="T11">Bengali</text:span>”</text:p>
            <text:p text:style-name="P10"><text:span text:style-name="T15">}</text:span>,</text:p>
            <text:p text:style-name="P11"><text:span text:style-name="T15">{</text:span>“id”: “<text:span text:style-name="T15">22</text:span>3789”,</text:p>
            <text:p text:style-name="P11">“title”:”<text:span text:style-name="T15">L</text:span><text:span text:style-name="T11">asagulla</text:span>”,</text:p>
            <text:p text:style-name="P11">“imagepath”: “image”,</text:p>
            <text:p text:style-name="P11">“cuisine”:”<text:span text:style-name="T11">Bengali</text:span>”</text:p>
            <text:p text:style-name="P11"><text:span text:style-name="T15">},</text:span></text:p>
            <text:p text:style-name="P10">…..</text:p>
            <text:p text:style-name="P10">}</text:p>
          </table:table-cell>
          <table:table-cell table:style-name="Table1.A1" office:value-type="string">
            <text:p text:style-name="P8"><text:s/><text:span text:style-name="T9">A</text:span><text:span text:style-name="T10">PI</text:span><text:span text:style-name="T9"> returns</text:span> <text:span text:style-name="T9">list of </text:span>recipes </text:p>
          </table:table-cell>
          <table:table-cell table:style-name="Table1.A1" office:value-type="string">
            <text:p text:style-name="P3">{}</text:p>
          </table:table-cell>
        </table:table-row>
        <table:table-row table:style-name="Table1.6">
          <table:table-cell table:style-name="Table1.A1" office:value-type="string">
            <text:p text:style-name="P18"><text:span text:style-name="T8">Re/</text:span><text:span text:style-name="T9">re</text:span><text:span text:style-name="T8">cipe</text:span><text:span text:style-name="T9">s</text:span><text:span text:style-name="T8">/:</text:span><text:span text:style-name="T9">id</text:span></text:p>
          </table:table-cell>
          <table:table-cell table:style-name="Table1.A1" office:value-type="string">
            <text:p text:style-name="P9"><text:a xlink:type="simple" xlink:href="http://localhost:7001/recipes/:id" text:style-name="Internet_20_link" text:visited-style-name="Visited_20_Internet_20_Link">http://localhost:7001/recipes/:id</text:a></text:p>
            <text:p text:style-name="P9"/>
          </table:table-cell>
          <table:table-cell table:style-name="Table1.A1" office:value-type="string">
            <text:p text:style-name="P12">GET</text:p>
          </table:table-cell>
          <table:table-cell table:style-name="Table1.A1" office:value-type="string">
            <text:p text:style-name="P11"><text:span text:style-name="T15">{</text:span>“id”: “123789”,</text:p>
            <text:p text:style-name="P11">“title”:”<text:span text:style-name="T11">Rasagulla</text:span>”,</text:p>
            <text:p text:style-name="P11">“imagepath”: “image”,</text:p>
            <text:p text:style-name="P11">“cuisine”:”<text:span text:style-name="T11">Bengali</text:span>”,</text:p>
            <text:p text:style-name="P11">“<text:span text:style-name="T15">ingredients”: [</text:span></text:p>
            <text:p text:style-name="P15">“milk”,”sugar”]</text:p>
            <text:p text:style-name="P11">“<text:span text:style-name="T15">description”:”Detailed description”,</text:span></text:p>
            <text:p text:style-name="P11">“<text:span text:style-name="T15">method”: “ How to make”,</text:span></text:p>
            <text:p text:style-name="P15">“category”: “dessert”</text:p>
            <text:p text:style-name="P15">“type” : “veg/non-veg/vegan”,</text:p>
            <text:p text:style-name="P15"><text:soft-page-break/>“serving suggestion” : “serving details”,</text:p>
            <text:p text:style-name="P15">“duration” : “3 hrs”,</text:p>
            <text:p text:style-name="P15">“keyword” : “keywords”,</text:p>
            <text:p text:style-name="P15">“submittedBy”:”Chef Prajna”</text:p>
            <text:p text:style-name="P11"><text:span text:style-name="T15">}</text:span></text:p>
          </table:table-cell>
          <table:table-cell table:style-name="Table1.A1" office:value-type="string">
            <text:p text:style-name="P9">A<text:span text:style-name="T14">PI </text:span>will return recipe details for the specific recipe with id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19">/<text:span text:style-name="T12">recipes</text:span></text:p>
          </table:table-cell>
          <table:table-cell table:style-name="Table1.A1" office:value-type="string">
            <text:p text:style-name="P12"><text:a xlink:type="simple" xlink:href="http://localhost:7001/recipes" text:style-name="Internet_20_link" text:visited-style-name="Visited_20_Internet_20_Link">http://localhost:7001/recipes</text:a></text:p>
            <text:p text:style-name="P12"/>
          </table:table-cell>
          <table:table-cell table:style-name="Table1.A1" office:value-type="string">
            <text:p text:style-name="P12">P<text:span text:style-name="T13">OST</text:span></text:p>
          </table:table-cell>
          <table:table-cell table:style-name="Table1.A1" office:value-type="string">
            <text:p text:style-name="P11"><text:span text:style-name="T15">Request: </text:span></text:p>
            <text:p text:style-name="P11"><text:span text:style-name="T15">{</text:span>“id”: “123789”,//<text:span text:style-name="T15">response</text:span></text:p>
            <text:p text:style-name="P11">“title”:”<text:span text:style-name="T11">Rasagulla</text:span>”,</text:p>
            <text:p text:style-name="P11">“imagepath”: “image”,</text:p>
            <text:p text:style-name="P11">“cuisine”:”<text:span text:style-name="T11">Bengali</text:span>”,</text:p>
            <text:p text:style-name="P11">“<text:span text:style-name="T15">ingredients”: [</text:span></text:p>
            <text:p text:style-name="P15">“milk”,”sugar”]</text:p>
            <text:p text:style-name="P11">“<text:span text:style-name="T15">description”:”Detailed description”,</text:span></text:p>
            <text:p text:style-name="P11">“<text:span text:style-name="T15">method”: “ How to make”,</text:span></text:p>
            <text:p text:style-name="P15">“category”: “dessert”</text:p>
            <text:p text:style-name="P15">“type” : “veg/non-veg/vegan”,</text:p>
            <text:p text:style-name="P15">“serving suggestion” : “serving details”,</text:p>
            <text:p text:style-name="P15">“duration” : “3 hrs”,</text:p>
            <text:p text:style-name="P15">“keyword” : “keywords”,</text:p>
            <text:p text:style-name="P15">“submittedBy”:”Chef Prajna”</text:p>
            <text:p text:style-name="P11"><text:span text:style-name="T15">}</text:span></text:p>
          </table:table-cell>
          <table:table-cell table:style-name="Table1.A1" office:value-type="string">
            <text:p text:style-name="P12">Adding recipe details of the app</text:p>
          </table:table-cell>
          <table:table-cell table:style-name="Table1.A1" office:value-type="string">
            <text:p text:style-name="P3"/>
          </table:table-cell>
        </table:table-row>
        <table:table-row table:style-name="Table1.8">
          <table:table-cell table:style-name="Table1.A1" office:value-type="string">
            <text:p text:style-name="P19">/<text:span text:style-name="T13">recipes</text:span></text:p>
          </table:table-cell>
          <table:table-cell table:style-name="Table1.A1" office:value-type="string">
            <text:p text:style-name="P13"><text:a xlink:type="simple" xlink:href="http://localhost:7001/recipes" text:style-name="Internet_20_link" text:visited-style-name="Visited_20_Internet_20_Link">http://localhost:7001/recipes</text:a></text:p>
            <text:p text:style-name="P13"/>
          </table:table-cell>
          <table:table-cell table:style-name="Table1.A1" office:value-type="string">
            <text:p text:style-name="P13">PUT</text:p>
          </table:table-cell>
          <table:table-cell table:style-name="Table1.A1" office:value-type="string">
            <text:p text:style-name="P11"/>
            <text:p text:style-name="P11"><text:span text:style-name="T15">{</text:span>“id”: “123789”,</text:p>
            <text:p text:style-name="P11">“title”:”<text:span text:style-name="T11">Rasagulla</text:span>”,</text:p>
            <text:p text:style-name="P11">“imagepath”: “image”,</text:p>
            <text:p text:style-name="P11">“cuisine”:”<text:span text:style-name="T11">Bengali</text:span>”,</text:p>
            <text:p text:style-name="P11">“<text:span text:style-name="T15">ingredients”: [</text:span></text:p>
            <text:p text:style-name="P15">“milk”,”sugar”]</text:p>
            <text:p text:style-name="P11">“<text:span text:style-name="T15">description”:”Detailed description”,</text:span></text:p>
            <text:p text:style-name="P11">“<text:span text:style-name="T15">method”: “ How to make”,</text:span></text:p>
            <text:p text:style-name="P15">“category”: “dessert”</text:p>
            <text:p text:style-name="P15">“type” : “veg/non-veg/vegan”,</text:p>
            <text:p text:style-name="P15">“serving suggestion” : “serving details”,</text:p>
            <text:p text:style-name="P15">“duration” : “3 hrs”,</text:p>
            <text:p text:style-name="P15">“keyword” : “keywords”,</text:p>
            <text:p text:style-name="P15">“submittedBy”:”Chef Prajna”</text:p>
            <text:p text:style-name="P11"><text:span text:style-name="T15">}</text:span></text:p>
          </table:table-cell>
          <table:table-cell table:style-name="Table1.A1" office:value-type="string">
            <text:p text:style-name="P14">Update the existing recipe details using this API</text:p>
          </table:table-cell>
          <table:table-cell table:style-name="Table1.A1" office:value-type="string">
            <text:p text:style-name="P16">Data should be available</text:p>
          </table:table-cell>
        </table:table-row>
        <text:soft-page-break/>
        <table:table-row table:style-name="Table1.8">
          <table:table-cell table:style-name="Table1.A1" office:value-type="string">
            <text:p text:style-name="P19">/<text:span text:style-name="T16">users</text:span></text:p>
          </table:table-cell>
          <table:table-cell table:style-name="Table1.A1" office:value-type="string">
            <text:p text:style-name="P17"><text:a xlink:type="simple" xlink:href="http://localhost:7001/users" text:style-name="Internet_20_link" text:visited-style-name="Visited_20_Internet_20_Link">http://localhost:7001/users</text:a></text:p>
          </table:table-cell>
          <table:table-cell table:style-name="Table1.A1" office:value-type="string">
            <text:p text:style-name="P17">POST</text:p>
          </table:table-cell>
          <table:table-cell table:style-name="Table1.A1" office:value-type="string">
            <text:p text:style-name="P17">{[“name”: “Tom”,</text:p>
            <text:p text:style-name="P17">“password”: “secretkey”,</text:p>
            <text:p text:style-name="P17">“email”:<text:a xlink:type="simple" xlink:href="mailto:abcd@ab.com" text:style-name="Internet_20_link" text:visited-style-name="Visited_20_Internet_20_Link">abcd@ab.com</text:a>,</text:p>
            <text:p text:style-name="P17">“<text:span text:style-name="T17">contact</text:span>”: <text:span text:style-name="T17">9870094567,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7">]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/>
          </table:table-cell>
        </table:table-row>
        <table:table-row table:style-name="Table1.8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/>
          </table:table-cell>
        </table:table-row>
        <table:table-row table:style-name="Table1.8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/>
          </table:table-cell>
        </table:table-row>
        <table:table-row table:style-name="Table1.1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/>
          </table:table-cell>
        </table:table-row>
        <table:table-row table:style-name="Table1.12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  <table:table-row table:style-name="Table1.12">
          <table:table-cell table:style-name="Table1.A1" office:value-type="string">
            <text:p text:style-name="P6">/default</text:p>
          </table:table-cell>
          <table:table-cell table:style-name="Table1.A1" office:value-type="string">
            <text:p text:style-name="P6"><text:a xlink:type="simple" xlink:href="http://localhost:7001/orr" text:style-name="Internet_20_link" text:visited-style-name="Visited_20_Internet_20_Link">http://localhost:7001/orr</text:a></text:p>
            <text:p text:style-name="P6"><text:a xlink:type="simple" xlink:href="http://lcoalhost:7001/tes" text:style-name="Internet_20_link" text:visited-style-name="Visited_20_Internet_20_Link">http://lcoalhost:7001/tes</text:a></text:p>
            <text:p text:style-name="P6"><text:a xlink:type="simple" xlink:href="http://localhost:7001/stirrup" text:style-name="Internet_20_link" text:visited-style-name="Visited_20_Internet_20_Link">http://localhost:7001/stirrup</text:a></text:p>
            <text:p text:style-name="P6"/>
            <text:p text:style-name="P6"/>
          </table:table-cell>
          <table:table-cell table:style-name="Table1.A1" office:value-type="string">
            <text:p text:style-name="P6">AL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{“message”:”Resource not found”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1:06:16.474077367</meta:creation-date>
    <dc:date>2021-07-16T15:01:10.336374437</dc:date>
    <meta:editing-duration>PT41M52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3" meta:paragraph-count="119" meta:word-count="248" meta:character-count="2289" meta:non-whitespace-character-count="2157"/>
  </office:meta>
</office:document-meta>
</file>